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PersistenceManager.store( Property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asePersistenceManager.ini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PersistenceManager.setExternalBLOBs( boolean externalBL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store( ChangeLog changeLo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atabasePersistenceManager.getSchemaD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LOBStore.remove( String blo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zed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initPreparedStat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atabasePersistenceManager.exists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asePersistenceManager.destroy( Property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basePersistenceManager.exists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basePersistenceManager.resetStatement( Prepared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PersistenceManager.init( PM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atabasePersistenceManager.prepareSchemaObjec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zedInputStream.isConsu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LOBStore.createId( PropertyId 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zedInputStream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buildSQLStat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atabasePersistenceManager.store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asePersistenceManager.store( Node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zed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destroy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PersistenceManager.setSchema( String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exists( NodeReferencesId targe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bBLOBStore.put( String blobId , InputStream in , long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asePersistenceManager.closeStatement( 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PersistenceManag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basePersistenceManager.setSchemaObjectPrefix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load( Property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basePersistenceManager.getSchemaO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destroy( NodeReferences re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PersistenceManager.setExternalBLOBs( String externalBL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isExternalBLO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load( NodeReferencesId targe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bBLOBStor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reestablishConne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zed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load(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basePersistenceManager.Database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zed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close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PersistenceManager.logException( String message , SQL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zedInputStream.SizedInputStream( InputStream i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PersistenceManager.executeStmt( String sql , Object [ ] para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atabasePersistenceManager.closeResultSet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bBLOBStore.get( String blob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basePersistenceManager.checkSchem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